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627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6" draw:marker-end-width="0.3cm" draw:fill="none" draw:textarea-vertical-align="middle"/>
    </style:style>
    <style:style style:name="gr4" style:family="graphic" style:parent-style-name="objectwithoutfill">
      <style:graphic-properties draw:marker-end="Arrowheads_20_7" draw:marker-end-width="0.3cm" draw:fill="none" draw:textarea-vertical-align="middle"/>
    </style:style>
    <style:style style:name="gr5" style:family="graphic" style:parent-style-name="objectwithoutfill">
      <style:graphic-properties draw:marker-end="Arrowheads_20_10" draw:marker-end-width="0.3cm" draw:fill="none" draw:textarea-vertical-align="middle"/>
    </style:style>
    <style:style style:name="gr6" style:family="graphic" style:parent-style-name="objectwithoutfill">
      <style:graphic-properties draw:marker-end="Arrowheads_20_1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draw:marker-end="Arrowheads_20_12" draw:marker-end-width="0.3cm" draw:fill="none" draw:textarea-vertical-align="middle"/>
    </style:style>
    <style:style style:name="gr9" style:family="graphic" style:parent-style-name="objectwithoutfill">
      <style:graphic-properties draw:marker-end="Arrowheads_20_13" draw:marker-end-width="0.3cm" draw:fill="none" draw:textarea-vertical-align="middle"/>
    </style:style>
    <style:style style:name="gr10" style:family="graphic" style:parent-style-name="objectwithoutfill">
      <style:graphic-properties draw:marker-end="Arrowheads_20_15" draw:marker-end-width="0.3cm" draw:fill="none" draw:textarea-vertical-align="middle"/>
    </style:style>
    <style:style style:name="gr11" style:family="graphic" style:parent-style-name="objectwithoutfill">
      <style:graphic-properties draw:marker-end="Arrowheads_20_16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9.275cm" fo:min-width="4.898cm"/>
      <style:paragraph-properties style:writing-mode="lr-tb"/>
    </style:style>
    <style:style style:name="gr14" style:family="graphic" style:parent-style-name="objectwithoutfill">
      <style:graphic-properties draw:marker-end="Arrowheads_20_17" draw:marker-end-width="0.3cm" draw:fill="none" draw:textarea-vertical-align="middle"/>
    </style:style>
    <style:style style:name="gr15" style:family="graphic" style:parent-style-name="objectwithoutfill">
      <style:graphic-properties draw:marker-end="Arrowheads_20_18" draw:marker-end-width="0.3cm" draw:fill="none" draw:textarea-vertical-align="middle"/>
    </style:style>
    <style:style style:name="gr16" style:family="graphic" style:parent-style-name="objectwithoutfill">
      <style:graphic-properties draw:marker-end="Arrowheads_20_19" draw:marker-end-width="0.3cm" draw:fill="none" draw:textarea-vertical-align="middle"/>
    </style:style>
    <style:style style:name="gr17" style:family="graphic" style:parent-style-name="objectwithoutfill">
      <style:graphic-properties draw:marker-end="Arrowheads_20_20" draw:marker-end-width="0.3cm" draw:fill="none" draw:textarea-vertical-align="middle"/>
    </style:style>
    <style:style style:name="gr18" style:family="graphic" style:parent-style-name="objectwithoutfill">
      <style:graphic-properties draw:marker-end="Arrowheads_20_21" draw:marker-end-width="0.3cm" draw:fill="none" draw:textarea-vertical-align="middle"/>
    </style:style>
    <style:style style:name="gr19" style:family="graphic" style:parent-style-name="objectwithoutfill">
      <style:graphic-properties draw:marker-end="Arrowheads_20_22" draw:marker-end-width="0.3cm" draw:fill="none" draw:textarea-vertical-align="middle"/>
    </style:style>
    <style:style style:name="gr20" style:family="graphic" style:parent-style-name="objectwithoutfill">
      <style:graphic-properties draw:marker-end="Arrowheads_20_2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127cm" svg:height="2.54cm" svg:x="3.858cm" svg:y="7.35cm"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127cm" svg:height="2.54cm" svg:x="3.858cm" svg:y="14.017cm">
          <text:p text:style-name="P1">Transmit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127cm" svg:height="2.54cm" svg:x="3.858cm" svg:y="10.525cm">
          <text:p text:style-name="P1">Baud Clock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58cm" svg:y1="16.24cm" svg:x2="0.048cm" svg:y2="16.24cm">
          <text:p/>
        </draw:line>
        <draw:connector draw:style-name="gr3" draw:text-style-name="P2" draw:layer="layout" svg:x1="3.858cm" svg:y1="11.795cm" svg:x2="3.858cm" svg:y2="8.62cm" draw:start-shape="id1" draw:start-glue-point="3" draw:end-shape="id2" draw:end-glue-point="3" svg:d="M3858 11795h-502v-3175h502" svg:viewBox="0 0 503 3176">
          <text:p/>
        </draw:connector>
        <draw:connector draw:style-name="gr4" draw:text-style-name="P2" draw:layer="layout" svg:x1="3.858cm" svg:y1="11.795cm" svg:x2="3.858cm" svg:y2="15.287cm" draw:start-shape="id1" draw:start-glue-point="3" draw:end-shape="id3" draw:end-glue-point="3" svg:d="M3858 11795h-502v3492h502" svg:viewBox="0 0 503 3493">
          <text:p/>
        </draw:connector>
        <draw:custom-shape draw:style-name="gr1" draw:text-style-name="P1" draw:layer="layout" svg:width="4.127cm" svg:height="2.54cm" svg:x="9.89cm" svg:y="7.35cm">
          <text:p text:style-name="P1">Read Shift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985cm" svg:y1="7.667cm" svg:x2="9.89cm" svg:y2="7.667cm">
          <text:p/>
        </draw:line>
        <draw:line draw:style-name="gr6" draw:text-style-name="P2" draw:layer="layout" svg:x1="0.365cm" svg:y1="7.667cm" svg:x2="3.857cm" svg:y2="7.667cm">
          <text:p/>
        </draw:line>
        <draw:frame draw:style-name="gr7" draw:text-style-name="P3" draw:layer="layout" svg:width="1.289cm" svg:height="0.662cm" svg:x="8.302cm" svg:y="7.005cm">
          <draw:text-box>
            <text:p><text:span text:style-name="T1">Valid</text:span></text:p>
          </draw:text-box>
        </draw:frame>
        <draw:frame draw:style-name="gr7" draw:text-style-name="P3" draw:layer="layout" svg:width="1.277cm" svg:height="0.662cm" svg:x="8.283cm" svg:y="7.958cm">
          <draw:text-box>
            <text:p><text:span text:style-name="T1">Data</text:span></text:p>
          </draw:text-box>
        </draw:frame>
        <draw:frame draw:style-name="gr7" draw:text-style-name="P3" draw:layer="layout" svg:width="2.483cm" svg:height="0.662cm" svg:x="7.724cm" svg:y="8.937cm">
          <draw:text-box>
            <text:p><text:span text:style-name="T1">1x Baud Clk</text:span></text:p>
          </draw:text-box>
        </draw:frame>
        <draw:line draw:style-name="gr8" draw:text-style-name="P2" draw:layer="layout" svg:x1="7.985cm" svg:y1="8.62cm" svg:x2="9.89cm" svg:y2="8.62cm">
          <text:p/>
        </draw:line>
        <draw:line draw:style-name="gr9" draw:text-style-name="P2" draw:layer="layout" svg:x1="7.985cm" svg:y1="9.572cm" svg:x2="9.89cm" svg:y2="9.572cm">
          <text:p/>
        </draw:line>
        <draw:line draw:style-name="gr10" draw:text-style-name="P2" draw:layer="layout" svg:x1="14.017cm" svg:y1="7.985cm" svg:x2="15.922cm" svg:y2="7.985cm">
          <text:p/>
        </draw:line>
        <draw:line draw:style-name="gr11" draw:text-style-name="P2" draw:layer="layout" svg:x1="14.017cm" svg:y1="9.255cm" svg:x2="15.922cm" svg:y2="9.255cm">
          <text:p/>
        </draw:line>
        <draw:line draw:style-name="gr12" draw:text-style-name="P2" draw:layer="layout" svg:x1="15.287cm" svg:y1="7.667cm" svg:x2="14.652cm" svg:y2="8.302cm">
          <text:p/>
        </draw:line>
        <draw:frame draw:style-name="gr7" draw:text-style-name="P3" draw:layer="layout" svg:width="1.289cm" svg:height="0.662cm" svg:x="14.316cm" svg:y="9.228cm">
          <draw:text-box>
            <text:p><text:span text:style-name="T1">Valid</text:span></text:p>
          </draw:text-box>
        </draw:frame>
        <draw:frame draw:style-name="gr7" draw:text-style-name="P3" draw:layer="layout" svg:width="1.277cm" svg:height="0.662cm" svg:x="14.316cm" svg:y="6.715cm">
          <draw:text-box>
            <text:p><text:span text:style-name="T1">Data</text:span></text:p>
          </draw:text-box>
        </draw:frame>
        <draw:frame draw:style-name="gr7" draw:text-style-name="P3" draw:layer="layout" svg:width="0.705cm" svg:height="0.662cm" svg:x="14.9cm" svg:y="7.958cm">
          <draw:text-box>
            <text:p><text:span text:style-name="T1">8</text:span></text:p>
          </draw:text-box>
        </draw:frame>
        <draw:custom-shape draw:style-name="gr13" draw:text-style-name="P1" draw:layer="layout" svg:width="5.398cm" svg:height="9.525cm" svg:x="15.922cm" svg:y="7.35cm">
          <text:p text:style-name="P1">Top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5.922cm" svg:y1="11.795cm" svg:x2="7.985cm" svg:y2="11.795cm">
          <text:p/>
        </draw:line>
        <draw:frame draw:style-name="gr7" draw:text-style-name="P3" draw:layer="layout" svg:width="1.035cm" svg:height="0.662cm" svg:x="11.16cm" svg:y="11.16cm">
          <draw:text-box>
            <text:p><text:span text:style-name="T1">Clk</text:span></text:p>
          </draw:text-box>
        </draw:frame>
        <draw:custom-shape draw:style-name="gr1" draw:text-style-name="P1" xml:id="id4" draw:id="id4" draw:layer="layout" svg:width="4.127cm" svg:height="2.54cm" svg:x="9.89cm" svg:y="14.017cm">
          <text:p text:style-name="P1">Write Shift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483cm" svg:height="0.662cm" svg:x="1.057cm" svg:y="11.477cm">
          <draw:text-box>
            <text:p><text:span text:style-name="T1">8x Baud Clk</text:span></text:p>
          </draw:text-box>
        </draw:frame>
        <draw:connector draw:style-name="gr15" draw:text-style-name="P2" draw:layer="layout" svg:x1="5.921cm" svg:y1="13.065cm" svg:x2="11.953cm" svg:y2="14.017cm" draw:start-shape="id1" draw:start-glue-point="2" draw:end-shape="id4" draw:end-glue-point="0" svg:d="M5921 13065v501h3016v-50h3016v501" svg:viewBox="0 0 6033 953">
          <text:p/>
        </draw:connector>
        <draw:line draw:style-name="gr16" draw:text-style-name="P2" draw:layer="layout" svg:x1="9.89cm" svg:y1="14.652cm" svg:x2="7.985cm" svg:y2="14.652cm">
          <text:p/>
        </draw:line>
        <draw:line draw:style-name="gr17" draw:text-style-name="P2" draw:layer="layout" svg:x1="9.89cm" svg:y1="15.287cm" svg:x2="7.985cm" svg:y2="15.287cm">
          <text:p/>
        </draw:line>
        <draw:line draw:style-name="gr18" draw:text-style-name="P2" draw:layer="layout" svg:x1="9.89cm" svg:y1="15.922cm" svg:x2="7.985cm" svg:y2="15.922cm">
          <text:p/>
        </draw:line>
        <draw:line draw:style-name="gr19" draw:text-style-name="P2" draw:layer="layout" svg:x1="15.922cm" svg:y1="14.652cm" svg:x2="14.017cm" svg:y2="14.652cm">
          <text:p/>
        </draw:line>
        <draw:line draw:style-name="gr20" draw:text-style-name="P2" draw:layer="layout" svg:x1="15.922cm" svg:y1="15.922cm" svg:x2="14.017cm" svg:y2="15.922cm">
          <text:p/>
        </draw:line>
        <draw:frame draw:style-name="gr7" draw:text-style-name="P3" draw:layer="layout" svg:width="1.277cm" svg:height="0.662cm" svg:x="8.613cm" svg:y="14.652cm">
          <draw:text-box>
            <text:p><text:span text:style-name="T1">Data</text:span></text:p>
          </draw:text-box>
        </draw:frame>
        <draw:frame draw:style-name="gr7" draw:text-style-name="P3" draw:layer="layout" svg:width="1.289cm" svg:height="0.662cm" svg:x="14.335cm" svg:y="15.287cm">
          <draw:text-box>
            <text:p><text:span text:style-name="T1">Valid</text:span></text:p>
          </draw:text-box>
        </draw:frame>
        <draw:line draw:style-name="gr12" draw:text-style-name="P2" draw:layer="layout" svg:x1="15.288cm" svg:y1="7.668cm" svg:x2="14.653cm" svg:y2="8.303cm">
          <text:p/>
        </draw:line>
        <draw:line draw:style-name="gr12" draw:text-style-name="P2" draw:layer="layout" svg:x1="15.287cm" svg:y1="14.335cm" svg:x2="14.652cm" svg:y2="14.97cm">
          <text:p/>
        </draw:line>
        <draw:frame draw:style-name="gr7" draw:text-style-name="P3" draw:layer="layout" svg:width="0.705cm" svg:height="0.662cm" svg:x="14.9cm" svg:y="14.625cm">
          <draw:text-box>
            <text:p><text:span text:style-name="T1">8</text:span></text:p>
          </draw:text-box>
        </draw:frame>
        <draw:frame draw:style-name="gr7" draw:text-style-name="P3" draw:layer="layout" svg:width="0.705cm" svg:height="0.662cm" svg:x="14.901cm" svg:y="7.958cm">
          <draw:text-box>
            <text:p><text:span text:style-name="T1">8</text:span></text:p>
          </draw:text-box>
        </draw:frame>
        <draw:frame draw:style-name="gr7" draw:text-style-name="P3" draw:layer="layout" svg:width="1.289cm" svg:height="0.662cm" svg:x="8.601cm" svg:y="14.017cm">
          <draw:text-box>
            <text:p><text:span text:style-name="T1">Valid</text:span></text:p>
          </draw:text-box>
        </draw:frame>
        <draw:frame draw:style-name="gr7" draw:text-style-name="P3" draw:layer="layout" svg:width="2.483cm" svg:height="0.662cm" svg:x="9.629cm" svg:y="13.038cm">
          <draw:text-box>
            <text:p><text:span text:style-name="T1">1x Baud Clk</text:span></text:p>
          </draw:text-box>
        </draw:frame>
        <draw:frame draw:style-name="gr7" draw:text-style-name="P3" draw:layer="layout" svg:width="1.035cm" svg:height="0.662cm" svg:x="8.62cm" svg:y="15.287cm">
          <draw:text-box>
            <text:p><text:span text:style-name="T1">Clk</text:span></text:p>
          </draw:text-box>
        </draw:frame>
        <draw:frame draw:style-name="gr7" draw:text-style-name="P3" draw:layer="layout" svg:width="0.955cm" svg:height="0.662cm" svg:x="1.616cm" svg:y="7.032cm">
          <draw:text-box>
            <text:p><text:span text:style-name="T1">Rx</text:span></text:p>
          </draw:text-box>
        </draw:frame>
        <draw:frame draw:style-name="gr7" draw:text-style-name="P3" draw:layer="layout" svg:width="0.913cm" svg:height="0.662cm" svg:x="1.635cm" svg:y="15.605cm">
          <draw:text-box>
            <text:p><text:span text:style-name="T1">T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7T08:44:42.466046423</meta:creation-date>
    <dc:date>2022-02-17T09:00:57.889349056</dc:date>
    <meta:editing-duration>PT6M5S</meta:editing-duration>
    <meta:editing-cycles>1</meta:editing-cycles>
    <meta:generator>LibreOffice/7.0.6.2$Linux_X86_64 LibreOffice_project/00$Build-2</meta:generator>
    <meta:document-statistic meta:object-count="42"/>
  </office:meta>
</office:document-meta>
</file>